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2.7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57.45mm"/>
    </style:style>
    <style:style style:name="co12" style:family="table-column">
      <style:table-column-properties fo:break-before="auto" style:column-width="8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5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08" calcext:value-type="float">
            <text:p>490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937" calcext:value-type="float">
            <text:p>-93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743" calcext:value-type="float">
            <text:p>74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table:formula="of:=SUM([.C52:.C66])" office:value-type="float" office:value="884.54" calcext:value-type="float">
            <text:p>884.54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7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4907.61" calcext:value-type="float">
            <text:p>4907.61</text:p>
          </table:table-cell>
          <table:table-cell table:formula="of:=SUM([.D1:.D105])" office:value-type="float" office:value="4907.61" calcext:value-type="float">
            <text:p>49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936.520000000001" calcext:value-type="float">
            <text:p>-936.520000000001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table:style-name="ce7"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table:style-name="ce7"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9"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9"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sets</text:p>
          </table:table-cell>
          <table:table-cell table:style-name="ce7"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table:style-name="ce7"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table:style-name="ce7"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45])" office:value-type="float" office:value="1593.69" calcext:value-type="float">
            <text:p>1593.69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-00-00</text:date>, <text:time style:data-style-name="N2" text:time-value="22:28:27.905139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0T22:29:28.666535458</dc:date>
    <meta:editing-duration>P2DT15H54M35S</meta:editing-duration>
    <meta:editing-cycles>360</meta:editing-cycles>
    <meta:generator>LibreOffice/6.0.7.3$Linux_X86_64 LibreOffice_project/00m0$Build-3</meta:generator>
    <meta:document-statistic meta:table-count="7" meta:cell-count="1298" meta:object-count="0"/>
  </office:meta>
</office:document-meta>
</file>